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Preformatted_20_Text">
      <style:paragraph-properties fo:margin-left="0cm" fo:margin-right="0cm" fo:margin-top="0cm" fo:margin-bottom="0cm" style:contextual-spacing="false" fo:orphans="2" fo:widows="2" fo:text-indent="0cm" style:auto-text-indent="false"/>
    </style:style>
    <style:style style:name="P2" style:family="paragraph" style:parent-style-name="Text_20_body" style:list-style-name="L1"/>
    <style:style style:name="T1"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2" style:family="text">
      <style:text-properties fo:font-variant="normal" fo:text-transform="none" fo:color="#000000" loext:opacity="100%" style:font-name="monospace" fo:font-size="9.75pt" fo:letter-spacing="normal" fo:font-style="normal"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rfc-editor.org/rfc/rfc6750#section-5" text:style-name="Internet_20_link" text:visited-style-name="Visited_20_Internet_20_Link"><text:bookmark text:name="section-5"/><text:span text:style-name="T1">5</text:span></text:a><text:span text:style-name="T2">. <text:s/>Security Considerations</text:span></text:p>
      <text:p text:style-name="Standard"/>
      <text:p text:style-name="Standard"/>
      <text:p text:style-name="Standard">Bu bölüm, bearer token'ların kullanımı sırasında token yönetimi ile ilgili güvenlik tehditlerini açıklar ve bu tehditleri nasıl hafifletebileceğimizi anlatır.</text:p>
      <text:p text:style-name="Standard"/>
      <text:p text:style-name="Standard"/>
      <text:p text:style-name="P1"><text:a xlink:type="simple" xlink:href="https://www.rfc-editor.org/rfc/rfc6750#section-5.1" text:style-name="Internet_20_link" text:visited-style-name="Visited_20_Internet_20_Link"><text:bookmark text:name="section-5.1"/><text:span text:style-name="T1">5.1</text:span></text:a><text:span text:style-name="T2">. <text:s/>Security Threats</text:span></text:p>
      <text:p text:style-name="Standard"/>
      <text:p text:style-name="Standard"/>
      <text:p text:style-name="Text_20_body">Aşağıdaki liste, bazı token türlerini kullanan protokollerle ilgili yaygın tehditleri sunmaktadır. Bu tehditler, NIST Özel Yayın 800-63 [NIST800-63]'e dayanmaktadır. Bu belge, OAuth 2.0 Yetkilendirme spesifikasyonunu [RFC6749] temel aldığından, burada veya ilgili belgelerde açıklanan tehditler tartışılmamaktadır.</text:p>
      <text:list text:style-name="L1">
        <text:list-item>
          <text:p text:style-name="P2"><text:span text:style-name="Strong_20_Emphasis">Token üretimi/değiştirilmesi</text:span>: Bir saldırgan, sahte bir token üretebilir veya mevcut bir token'ın içeriğini (örneğin, kimlik doğrulama veya öznitelik beyanları) değiştirerek, kaynak sunucusunun istemciye uygunsuz erişim vermesini sağlayabilir. Örneğin, bir saldırgan token'ın geçerlilik süresini uzatacak şekilde değiştirebilir; kötü niyetli bir istemci, erişememesi gereken bilgilere ulaşabilmek için beyanı değiştirebilir.</text:p>
        </text:list-item>
        <text:list-item>
          <text:p text:style-name="P2"><text:span text:style-name="Strong_20_Emphasis">Token açıklanması</text:span>: Token'lar, hassas bilgileri içeren kimlik doğrulama ve öznitelik beyanları taşıyabilir.</text:p>
        </text:list-item>
        <text:list-item>
          <text:p text:style-name="P2"><text:span text:style-name="Strong_20_Emphasis">Token yönlendirmesi</text:span>: Bir saldırgan, bir kaynak sunucusu için oluşturulmuş bir token'ı, yanlışlıkla token'ı kendi için geçerli sanan başka bir kaynak sunucusuna erişim sağlamak amacıyla kullanabilir.</text:p>
        </text:list-item>
        <text:list-item>
          <text:p text:style-name="P2"><text:span text:style-name="Strong_20_Emphasis">Token tekrar kullanımı (replay)</text:span>: Bir saldırgan, daha önce bir kaynak sunucusunda kullanılmış bir token'ı tekrar kullanmaya çalışabilir.</text:p>
        </text:list-item>
      </text:list>
      <text:p text:style-name="Text_20_body">Bu tehditler, token'ların güvenliğini tehdit edebilir ve doğru yönetilmediklerinde ciddi güvenlik açıklarına yol açabilir.</text:p>
      <text:p text:style-name="Standard"/>
      <text:p text:style-name="P1"><text:a xlink:type="simple" xlink:href="https://www.rfc-editor.org/rfc/rfc6750#section-5.2" text:style-name="Internet_20_link" text:visited-style-name="Visited_20_Internet_20_Link"><text:bookmark text:name="section-5.2"/><text:span text:style-name="T1">5.2</text:span></text:a><text:span text:style-name="T2">. <text:s/>Threat Mitigation</text:span></text:p>
      <text:p text:style-name="Standard"/>
      <text:p text:style-name="Standard"/>
      <text:p text:style-name="Text_20_body">Bu bölüm, <text:span text:style-name="Strong_20_Emphasis">token güvenliğiyle ilgili tehditlerin nasıl azaltılabileceğini</text:span> anlatıyor. Token, OAuth 2.0 gibi yetkilendirme protokollerinde kullanıcı doğrulama işlemleri için kullanılan bir tür kimlik doğrulama aracıdır. Bu tür token'lar, güvenliği tehdit eden bir dizi saldırıya maruz kalabilir. Burada bahsedilen güvenlik tehditleri ve bunlara karşı alınacak önlemler şu şekilde özetlenebilir:</text:p>
      <text:h text:style-name="Heading_20_3" text:outline-level="3">1. Token İçeriği Koruma</text:h>
      <text:p text:style-name="Text_20_body">Token'ların, kötü niyetli kişiler tarafından değiştirilmesini engellemek için <text:span text:style-name="Strong_20_Emphasis">dijital imza</text:span> veya <text:span text:style-name="Strong_20_Emphasis">Mesaj Kimlik Doğrulama Kodu (MAC)</text:span> gibi yöntemler kullanılması gerekir. Ayrıca, token'ın içeriğini doğrudan şifrelemek yerine, token sadece <text:span text:style-name="Strong_20_Emphasis">yetkilendirme bilgilerine referans</text:span> içerebilir. Ancak, bu referansların tahmin edilmesi imkansız olmalıdır. Böylece token'da bulunan hassas bilgiler dışarıya sızmaz.</text:p>
      <text:h text:style-name="Heading_20_3" text:outline-level="3"><text:soft-page-break/>2. TLS (Transport Layer Security) Uygulaması</text:h>
      <text:p text:style-name="Text_20_body">Güvenli iletişim sağlamak için <text:span text:style-name="Strong_20_Emphasis">TLS</text:span> (yani HTTPS) kullanılması zorunludur. Token’lar genellikle hassas bilgiler içerdiğinden, bu bilgilerin şifrelenmesi gereklidir. Eğer bir istemci, token'ı bir kaynağa gönderiyorsa, bu istemci ile kaynak sunucu arasındaki iletişimde <text:span text:style-name="Strong_20_Emphasis">TLS</text:span> kullanılarak veri güvenliği sağlanmalıdır. Bu sayede, arada kalabilecek kötü niyetli kişiler token'ı çalamaz.</text:p>
      <text:h text:style-name="Heading_20_3" text:outline-level="3">3. Token Yönlendirmesi (Token Redirect)</text:h>
      <text:p text:style-name="Text_20_body">Token, yanlışlıkla başka bir kaynak sunucuya yönlendirilirse, o sunucu token'ı yanlış bir şekilde kabul edebilir. Bu durumu engellemek için, token’lar sadece belirli bir <text:span text:style-name="Strong_20_Emphasis">kaynak sunucuya</text:span> yönelik olmalıdır. Bunun için, token’ın içinde <text:span text:style-name="Strong_20_Emphasis">hedef kitle (audience)</text:span> bilgisi yer almalıdır. Token, yalnızca belirtilen sunucu tarafından kullanılabilmelidir.</text:p>
      <text:h text:style-name="Heading_20_3" text:outline-level="3">4. Token İptali ve Yeniden Kullanılmasını Engelleme</text:h>
      <text:p text:style-name="Text_20_body">Token’lar kötü niyetli kişiler tarafından ele geçirilebilir. Bu tür saldırılara karşı, token'ların <text:span text:style-name="Strong_20_Emphasis">ömrü kısa tutulmalıdır</text:span>. Örneğin, token sadece bir saat geçerli olabilir. Bu şekilde token’lar çalındığında, saldırganın token’ı kullanma süresi sınırlı olur ve daha az zarar verir.</text:p>
      <text:h text:style-name="Heading_20_3" text:outline-level="3">5. Cookie'ler ve Token'lar</text:h>
      <text:p text:style-name="Text_20_body">Bearer token'lar <text:span text:style-name="Strong_20_Emphasis">çerezlerde</text:span> saklanmamalıdır çünkü çerezler genellikle şifrelenmeden iletilir ve bu da güvenlik riskine yol açar. Çerezler kullanılırsa, içinde token bulunan çerezler şifrelenmeli ve güvenli bir şekilde iletilmelidir.</text:p>
      <text:h text:style-name="Heading_20_3" text:outline-level="3">6. Token’ların Güvenliği</text:h>
      <text:p text:style-name="Text_20_body">Token'lar, <text:span text:style-name="Strong_20_Emphasis">TLS</text:span> ile korunmalı, çalınmalarını önlemek için ek güvenlik önlemleri de uygulanmalıdır. Ayrıca, token’ların doğruluğu ve geçerliliği sürekli kontrol edilmelidir. Bir token’ın geçtiği her noktada, token’ı kabul eden sunucu, token’ın geçerli olduğundan emin olmalıdır.</text:p>
      <text:p text:style-name="Text_20_body">Özetle, bu bölümde <text:span text:style-name="Strong_20_Emphasis">token'ların güvenliğini sağlamak için</text:span> çeşitli teknik önlemlerden bahsedilmektedir. Bu önlemler arasında, token’ların şifrelenmesi, yalnızca belirli bir sunucuya yönlendirilmesi, kısa ömürlü olmaları ve güvenli iletişim protokollerinin kullanılması gibi stratejiler bulunur. Bu tür önlemler, token'ların kötüye kullanımını ve ele geçirilmesini engellemeye yardımcı olur.</text:p>
      <text:p text:style-name="Standard"/>
      <text:p text:style-name="Standard"/>
      <text:p text:style-name="P1"><text:a xlink:type="simple" xlink:href="https://www.rfc-editor.org/rfc/rfc6750#section-5.3" text:style-name="Internet_20_link" text:visited-style-name="Visited_20_Internet_20_Link"><text:bookmark text:name="section-5.3"/><text:span text:style-name="T1">5.3</text:span></text:a><text:span text:style-name="T2">. <text:s/>Summary of Recommendations</text:span></text:p>
      <text:p text:style-name="Standard"/>
      <text:p text:style-name="Standard"/>
      <text:p text:style-name="Text_20_body">Bu bölüm, <text:span text:style-name="Strong_20_Emphasis">bearer token</text:span> (taşıyıcı token) kullanırken güvenliği sağlamak için alınması gereken bazı temel önlemleri özetlemektedir. Her biri, token'ların güvenliğini korumak ve kötüye kullanımı engellemek amacıyla belirli bir güvenlik tehditiyle mücadele etmek için tasarlanmıştır. Özetle öneriler şu şekildedir:</text:p>
      <text:h text:style-name="Heading_20_3" text:outline-level="3">1. <text:span text:style-name="Strong_20_Emphasis">Bearer Token'ları Koruyun</text:span></text:h>
      <text:p text:style-name="Text_20_body">Bearer token'lar, kötü niyetli kişiler tarafından ele geçirilirse, korunması gereken kaynaklara yetkisiz erişim sağlanabilir. Bu nedenle, client (istemci) uygulamaları, token’ların yanlış kişilere <text:soft-page-break/>sızmasını engellemek zorundadır. Token’ın güvenliğini sağlamak, tüm güvenlik önerilerinin temelini oluşturur.</text:p>
      <text:h text:style-name="Heading_20_3" text:outline-level="3">2. <text:span text:style-name="Strong_20_Emphasis">TLS Sertifika Zincirlerini Doğrulayın</text:span></text:h>
      <text:p text:style-name="Text_20_body">İstemci, <text:span text:style-name="Strong_20_Emphasis">korunan kaynaklara</text:span> istek gönderirken, TLS (Transport Layer Security) sertifika zincirini doğrulamak zorundadır. Eğer sertifika doğrulaması yapılmazsa, DNS hijacking (DNS yönlendirme) gibi saldırılarla token çalınabilir ve istemci yetkisiz bir şekilde kaynaklara erişebilir. Bu, özellikle man-in-the-middle (ortada adam) saldırılarına karşı korunma sağlar.</text:p>
      <text:h text:style-name="Heading_20_3" text:outline-level="3">3. <text:span text:style-name="Strong_20_Emphasis">Her Zaman TLS (https) Kullanın</text:span></text:h>
      <text:p text:style-name="Text_20_body">Bearer token'larla yapılan isteklerde <text:span text:style-name="Strong_20_Emphasis">her zaman TLS (https)</text:span> kullanılmalıdır. TLS, iletişimin güvenliğini sağlar ve token'ı ağ üzerinden sızdırılmaya karşı korur. Eğer TLS kullanılmazsa, token’a yönelik pek çok saldırı türü, kötü niyetli kişilerin korunan kaynaklara erişmesine yol açabilir.</text:p>
      <text:h text:style-name="Heading_20_3" text:outline-level="3">4. <text:span text:style-name="Strong_20_Emphasis">Bearer Token'ları Çerezlerde Saklamayın</text:span></text:h>
      <text:p text:style-name="Text_20_body">Bearer token'lar, <text:span text:style-name="Strong_20_Emphasis">çerezlerde</text:span> (cookies) şifrelenmeden saklanmamalıdır. Çünkü çerezler, çoğu zaman şifrelenmeden iletilir ve böylece kötüye kullanım riski doğar. Eğer token'lar çerezlerde saklanacaksa, <text:span text:style-name="Strong_20_Emphasis">Cross-Site Request Forgery (CSRF)</text:span> saldırılarına karşı korunmaya yönelik önlemler alınmalıdır. Çerezlerde saklanmaması, token’ın güvenliği açısından önemlidir.</text:p>
      <text:h text:style-name="Heading_20_3" text:outline-level="3">5. <text:span text:style-name="Strong_20_Emphasis">Kısa Süreli Bearer Token'ları Verin</text:span></text:h>
      <text:p text:style-name="Text_20_body">Token sunucuları, genellikle kısa süreli <text:span text:style-name="Strong_20_Emphasis">bearer token'lar</text:span> (1 saat veya daha az geçerli) vermelidir. Özellikle web tarayıcısında veya başka güvenlik riski taşıyan ortamlarda çalışan istemciler için kısa süreli token'lar kullanmak, token’ın sızdırılmasının etkilerini azaltır.</text:p>
      <text:h text:style-name="Heading_20_3" text:outline-level="3">6. <text:span text:style-name="Strong_20_Emphasis">Scoping (Kapsam) İçeren Bearer Token'ları Verin</text:span></text:h>
      <text:p text:style-name="Text_20_body">Token sunucuları, token'ların yalnızca belirli bir <text:span text:style-name="Strong_20_Emphasis">hedef kitleye</text:span> (audience) yönelik kullanılabilmesi için <text:span text:style-name="Strong_20_Emphasis">scope</text:span> (kapsam) içeren token'lar vermelidir. Bu, token'ların yanlış kişilere veya sunuculara verilmesini engeller.</text:p>
      <text:h text:style-name="Heading_20_3" text:outline-level="3">7. <text:span text:style-name="Strong_20_Emphasis">Bearer Token'ları Sayfa URL'lerinde Geçirmeyin</text:span></text:h>
      <text:p text:style-name="Text_20_body">Bearer token'lar, <text:span text:style-name="Strong_20_Emphasis">sayfa URL'leri</text:span> içinde (örneğin, query string parametreleri olarak) gönderilmemelidir. Bunun yerine, token'lar <text:span text:style-name="Strong_20_Emphasis">HTTP başlıkları</text:span> veya mesaj gövdelerinde güvenli bir şekilde iletilmelidir. Çünkü, web tarayıcıları, web sunucuları ve diğer yazılımlar, URL'leri (tarayıcı geçmişi, web sunucu günlükleri gibi) yeterince güvenli tutamayabilir. URL içinde token taşıma, kötü niyetli kişilerin geçmiş verilerden, loglardan veya diğer güvensiz alanlardan token’ı çalmalarına olanak tanır.</text:p>
      <text:h text:style-name="Heading_20_3" text:outline-level="3">Özetle:</text:h>
      <text:p text:style-name="Text_20_body">Bu öneriler, token'ların güvenliğini sağlamak için önemli pratik ipuçları sunmaktadır. <text:span text:style-name="Strong_20_Emphasis">TLS kullanımı</text:span>, <text:span text:style-name="Strong_20_Emphasis">kısa süreli token'lar</text:span>, <text:span text:style-name="Strong_20_Emphasis">token'ların URL'de taşınmaması</text:span> ve <text:span text:style-name="Strong_20_Emphasis">token'ların çerezlerde saklanmaması</text:span> gibi güvenlik önlemleri, saldırılara karşı güçlü bir koruma sağlar. Bu öneriler, token'ların kötüye kullanılmasının önlenmesinde kritik öneme sahiptir.</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01:23:18.838865184</meta:creation-date>
    <dc:date>2025-01-27T01:39:09.809153008</dc:date>
    <meta:editing-duration>PT15M51S</meta:editing-duration>
    <meta:editing-cycles>1</meta:editing-cycles>
    <meta:document-statistic meta:table-count="0" meta:image-count="0" meta:object-count="0" meta:page-count="4" meta:paragraph-count="42" meta:word-count="926" meta:character-count="7707" meta:non-whitespace-character-count="6823"/>
    <meta:generator>LibreOffice/7.4.7.2$Linux_X86_64 LibreOffice_project/40$Build-2</meta:generator>
  </office:meta>
</office:document-meta>
</file>